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6pt" fo:font-weight="bold" officeooo:rsid="000178b1" officeooo:paragraph-rsid="000178b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4pt" fo:font-weight="bold" officeooo:rsid="000178b1" officeooo:paragraph-rsid="000178b1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fo:font-weight="normal" officeooo:rsid="000178b1" officeooo:paragraph-rsid="000178b1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Calibri" fo:font-size="12pt" fo:font-weight="normal" officeooo:rsid="00031cd8" officeooo:paragraph-rsid="00031cd8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Calibri" fo:font-size="12pt" fo:font-weight="normal" officeooo:rsid="0003ce68" officeooo:paragraph-rsid="0003ce6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font-weight="normal" officeooo:rsid="0003ce68" officeooo:paragraph-rsid="0003ce68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Calibri" fo:font-size="12pt" fo:font-weight="normal" officeooo:rsid="0003ce68" officeooo:paragraph-rsid="0003ce68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Calibri" fo:font-size="12pt" fo:font-weight="normal" officeooo:rsid="0005a69d" officeooo:paragraph-rsid="0005a69d" style:font-size-asian="10.5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Calibri" fo:font-size="12pt" fo:font-weight="normal" officeooo:rsid="00079ea8" officeooo:paragraph-rsid="00079ea8" style:font-size-asian="10.5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Calibri" fo:font-size="12pt" fo:font-weight="normal" officeooo:rsid="000829e2" officeooo:paragraph-rsid="000829e2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color="#ce181e" style:font-name="Calibri" fo:font-size="12pt" fo:font-weight="normal" officeooo:rsid="0005a69d" officeooo:paragraph-rsid="0005a69d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color="#ce181e" style:font-name="Calibri" fo:font-size="12pt" fo:font-weight="normal" officeooo:rsid="0003ce68" officeooo:paragraph-rsid="0003ce68" style:font-size-asian="10.5pt" style:font-weight-asian="normal" style:font-size-complex="12pt" style:font-weight-complex="normal"/>
    </style:style>
    <style:style style:name="T1" style:family="text">
      <style:text-properties officeooo:rsid="000829e2"/>
    </style:style>
    <style:style style:name="T2" style:family="text">
      <style:text-properties officeooo:rsid="00090ff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 ASSUMPTIONS</text:p>
      <text:p text:style-name="P1"/>
      <text:p text:style-name="P2">Data4Help</text:p>
      <text:list xml:id="list3060293116" text:style-name="L1">
        <text:list-item>
          <text:p text:style-name="P4">Individuals can always see all the data that have been acquired from his monitoring.</text:p>
        </text:list-item>
        <text:list-item>
          <text:p text:style-name="P4">Only third parties can request monitoring service.</text:p>
        </text:list-item>
        <text:list-item>
          <text:p text:style-name="P4">In order to monitor an individual, third parties need to know his security number or his fiscal code (aka: nor security number nor fiscal code are visible on the application).</text:p>
        </text:list-item>
        <text:list-item>
          <text:p text:style-name="P4">Groups are characterized by its member’s attributes (age, gender, city, etc…)</text:p>
        </text:list-item>
        <text:list-item>
          <text:p text:style-name="P4">Third parties can request to monitor a group choosing the attributes of interest.</text:p>
        </text:list-item>
        <text:list-item>
          <text:p text:style-name="P5">A</text:p>
        </text:list-item>
        <text:list-item>
          <text:p text:style-name="P5">b</text:p>
        </text:list-item>
      </text:list>
      <text:p text:style-name="P6"/>
      <text:p text:style-name="P2">AutomatedSOS</text:p>
      <text:list xml:id="list807590649" text:style-name="L2">
        <text:list-item>
          <text:p text:style-name="P7">For this service individuals subscribe to Third Parties and not the other way around.</text:p>
        </text:list-item>
        <text:list-item>
          <text:p text:style-name="P8">Third parties that want to exploit this service need to enable the individual registration function.</text:p>
        </text:list-item>
        <text:list-item>
          <text:p text:style-name="P12">Who are these Third Parties? (Only croce rossa like , or even doctors…) (dal testo rileggendolo si capisce che sono solo tipo croce rossa)</text:p>
        </text:list-item>
        <text:list-item>
          <text:p text:style-name="P8">There are multiple parameters that can have a threshold and every third parties have their own.</text:p>
        </text:list-item>
        <text:list-item>
          <text:p text:style-name="P11">Only for elderly people like written in the document or any individual could use this AutomatedSOS</text:p>
        </text:list-item>
        <text:list-item>
          <text:p text:style-name="P11">Special devices for elderly people?</text:p>
        </text:list-item>
      </text:list>
      <text:p text:style-name="P3"/>
      <text:p text:style-name="P2">Track4Run</text:p>
      <text:list xml:id="list1436552195" text:style-name="L3">
        <text:list-item>
          <text:p text:style-name="P9">Any user can organize an event.</text:p>
        </text:list-item>
        <text:list-item>
          <text:p text:style-name="P9">An event can be public or private.</text:p>
        </text:list-item>
        <text:list-item>
          <text:p text:style-name="P9">An event can have some parameters, for example if it’s public then a parameter could be the maximum amount of part<text:span text:style-name="T2">i</text:span>cipants.</text:p>
        </text:list-item>
        <text:list-item>
          <text:p text:style-name="P9">If the event is private then, the organizer need to know the security number or the fiscal code of the athletes to invite them to the event, <text:span text:style-name="T1">and also the ones of the spectators</text:span>.</text:p>
        </text:list-item>
        <text:list-item>
          <text:p text:style-name="P10">If the event is public then every user can spectate the event.</text:p>
        </text:list-item>
        <text:list-item>
          <text:p text:style-name="P9">All users invited to an event can accept or discard the request.</text:p>
        </text:list-item>
        <text:list-item>
          <text:p text:style-name="P10">A</text:p>
        </text:list-item>
        <text:list-item>
          <text:p text:style-name="P10">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8-10-20T23:29:47.767000000</dc:date>
    <meta:editing-duration>PT10M39S</meta:editing-duration>
    <meta:editing-cycles>3</meta:editing-cycles>
    <meta:document-statistic meta:table-count="0" meta:image-count="0" meta:object-count="0" meta:page-count="1" meta:paragraph-count="25" meta:word-count="287" meta:character-count="1601" meta:non-whitespace-character-count="1360"/>
  </office:meta>
</office:document-meta>
</file>